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f79" officeooo:paragraph-rsid="00120f79"/>
    </style:style>
    <style:style style:name="P2" style:family="paragraph" style:parent-style-name="Standard">
      <style:text-properties officeooo:rsid="00133466" officeooo:paragraph-rsid="00133466"/>
    </style:style>
    <style:style style:name="P3" style:family="paragraph" style:parent-style-name="Standard">
      <style:text-properties officeooo:rsid="0013b69b" officeooo:paragraph-rsid="0013b69b"/>
    </style:style>
    <style:style style:name="P4" style:family="paragraph" style:parent-style-name="Standard">
      <style:text-properties officeooo:rsid="0014c0e2" officeooo:paragraph-rsid="0014c0e2"/>
    </style:style>
    <style:style style:name="P5" style:family="paragraph" style:parent-style-name="Standard">
      <style:text-properties officeooo:rsid="0016625d" officeooo:paragraph-rsid="0016625d"/>
    </style:style>
    <style:style style:name="P6" style:family="paragraph" style:parent-style-name="Standard">
      <style:text-properties officeooo:rsid="00179521" officeooo:paragraph-rsid="00179521"/>
    </style:style>
    <style:style style:name="P7" style:family="paragraph" style:parent-style-name="Standard">
      <style:text-properties officeooo:rsid="00194bd8" officeooo:paragraph-rsid="00194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 à Programação em Python para Jornalistas</text:p>
      <text:p text:style-name="P1"/>
      <text:p text:style-name="P1">Módulo 1</text:p>
      <text:p text:style-name="P1"/>
      <text:p text:style-name="P1">vídeo 1: <text:a xlink:type="simple" xlink:href="https://www.youtube.com/watch?v=vIe9vyHjo5M" text:style-name="Internet_20_link" text:visited-style-name="Visited_20_Internet_20_Link">https://www.youtube.com/watch?v=vIe9vyHjo5M</text:a></text:p>
      <text:p text:style-name="P1">vídeo 2: <text:a xlink:type="simple" xlink:href="https://www.youtube.com/watch?v=_xcFEPwBlfk" text:style-name="Internet_20_link" text:visited-style-name="Visited_20_Internet_20_Link">https://www.youtube.com/watch?v=_xcFEPwBlfk</text:a></text:p>
      <text:p text:style-name="P2">vídeo 3: <text:a xlink:type="simple" xlink:href="https://www.youtube.com/watch?v=eQsTLgWk2ks" text:style-name="Internet_20_link" text:visited-style-name="Visited_20_Internet_20_Link">https://www.youtube.com/watch?v=eQsTLgWk2ks</text:a></text:p>
      <text:p text:style-name="P2"/>
      <text:p text:style-name="P2"/>
      <text:p text:style-name="P3">Escovar os dentes</text:p>
      <text:p text:style-name="P3"/>
      <text:p text:style-name="P3">Pegue uma escova de dentes.</text:p>
      <text:p text:style-name="P3">Pegue um tubo de pasta de dente.</text:p>
      <text:p text:style-name="P3">Coloque um pouco de pasta sobre as cerdas da escova.</text:p>
      <text:p text:style-name="P3">Molhe a escova.</text:p>
      <text:p text:style-name="P3">Leve a escova à boca e esfregue-a, fazendo movimentos para baixo e para cima, sobre todos os dentes.</text:p>
      <text:p text:style-name="P3">Esfregue também a escova na frente e atrás de todos os dentes.</text:p>
      <text:p text:style-name="P3">Esfregue a escova sobre a língua.</text:p>
      <text:p text:style-name="P3">Retire a escova da boca.</text:p>
      <text:p text:style-name="P3">Encha a boca de água e cuspa. Repita até remover toda a pasta de dentes da boca.</text:p>
      <text:p text:style-name="P3"/>
      <text:p text:style-name="P3"/>
      <text:p text:style-name="P4">Vídeo 4: <text:a xlink:type="simple" xlink:href="https://www.youtube.com/watch?v=vSHzY0exiVs" text:style-name="Internet_20_link" text:visited-style-name="Visited_20_Internet_20_Link">https://www.youtube.com/watch?v=vSHzY0exiVs</text:a></text:p>
      <text:p text:style-name="P5">vídeo 5: <text:a xlink:type="simple" xlink:href="https://www.youtube.com/watch?v=0cZVFWSrCe4" text:style-name="Internet_20_link" text:visited-style-name="Visited_20_Internet_20_Link">https://www.youtube.com/watch?v=0cZVFWSrCe4</text:a></text:p>
      <text:p text:style-name="P6">vídeo 6: <text:a xlink:type="simple" xlink:href="https://www.youtube.com/watch?v=5YvoNj7Xf4Q" text:style-name="Internet_20_link" text:visited-style-name="Visited_20_Internet_20_Link">https://www.youtube.com/watch?v=5YvoNj7Xf4Q</text:a></text:p>
      <text:p text:style-name="P7">vídeo 7: <text:a xlink:type="simple" xlink:href="https://www.youtube.com/watch?v=MYLsNU_SVDU" text:style-name="Internet_20_link" text:visited-style-name="Visited_20_Internet_20_Link">https://www.youtube.com/watch?v=MYLsNU_SVDU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tícia Monteiro</meta:initial-creator>
    <meta:creation-date>2017-11-20T19:34:41.999326982</meta:creation-date>
    <dc:date>2017-11-27T01:15:08.297886799</dc:date>
    <dc:creator>Letícia Monteiro</dc:creator>
    <meta:editing-duration>P3DT15H44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16" meta:character-count="865" meta:non-whitespace-character-count="768"/>
  </office:meta>
</office:document-meta>
</file>